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Times New Roman" fo:font-size="12pt" fo:font-weight="bold" officeooo:rsid="001413fa" officeooo:paragraph-rsid="001413fa" style:font-size-asian="12pt" style:font-weight-asian="bold" style:font-size-complex="12pt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1413fa" officeooo:paragraph-rsid="001413fa" style:font-size-asian="12pt" style:font-size-complex="12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1270a6" officeooo:paragraph-rsid="001270a6" style:font-size-asian="12pt" style:font-size-complex="12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1270a6" officeooo:paragraph-rsid="001413fa" style:font-size-asian="12pt" style:font-size-complex="12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rsid="001270a6" officeooo:paragraph-rsid="001413fa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font-size="13pt" fo:font-weight="bold" officeooo:rsid="001413fa" officeooo:paragraph-rsid="001413fa" style:font-size-asian="13pt" style:font-weight-asian="bold" style:font-size-complex="13pt" style:font-weight-complex="bold"/>
    </style:style>
    <style:style style:name="P7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2pt" officeooo:rsid="0014903e" officeooo:paragraph-rsid="0014903e" style:font-size-asian="12pt" style:font-size-complex="12pt"/>
    </style:style>
    <style:style style:name="P8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2pt" officeooo:rsid="0014903e" officeooo:paragraph-rsid="001555d0" style:font-size-asian="12pt" style:font-size-complex="12pt"/>
    </style:style>
    <style:style style:name="P9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2pt" officeooo:rsid="001555d0" officeooo:paragraph-rsid="001555d0" style:font-size-asian="12pt" style:font-size-complex="12pt"/>
    </style:style>
    <style:style style:name="P10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2pt" officeooo:rsid="0015724f" officeooo:paragraph-rsid="0015724f" style:font-size-asian="12pt" style:font-size-complex="12pt"/>
    </style:style>
    <style:style style:name="T1" style:family="text">
      <style:text-properties officeooo:rsid="001413f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1555d0"/>
    </style:style>
    <style:style style:name="T6" style:family="text">
      <style:text-properties officeooo:rsid="0015724f"/>
    </style:style>
    <style:style style:name="T7" style:family="text">
      <style:text-properties officeooo:rsid="0016a0a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nstituto Federal do Amazonas</text:p>
      <text:p text:style-name="P2"><text:span text:style-name="T2">Aluno: </text:span>Alessandro Negrão</text:p>
      <text:p text:style-name="P2"><text:span text:style-name="T2">Aluno: </text:span>Maison Galvão</text:p>
      <text:p text:style-name="P1">Professor: <text:span text:style-name="T4">Sergio Augusto C. Bezerra</text:span></text:p>
      <text:p text:style-name="P1">Disciplina: <text:span text:style-name="T3">Administração e Programação de Banco de Dados</text:span></text:p>
      <text:p text:style-name="P3"/>
      <text:p text:style-name="P5">1. <text:span text:style-name="T1">Descrição do Sistema</text:span></text:p>
      <text:p text:style-name="P4"/>
      <text:p text:style-name="P4"><text:tab/><text:span text:style-name="T1">O banco de dados da instituição organiza e controla diversas entidades, mas o foco será apenas nas relacionadas às matérias cursas pelos alunos que são: Aluno, Professor, Matéria, Turma e Curso. Após analisar o contexto da instituição e coletar os dados necessários para o início da representação do banco, o seguinte minimundo foi obtido:</text:span></text:p>
      <text:list xml:id="list1904837677" text:style-name="L1">
        <text:list-item>
          <text:p text:style-name="P7">Os alunos também devem ser armazenados, e cada um possui uma matrícula única, um nome, um CPF (Cadastro de Pessoa Física) único, uma data de nascimento e um endereço (rua, <text:span text:style-name="T5">CEP</text:span>, número, complemento e bairro). Um aluno deve ser associado a uma turma e um curso, invariavelmente, <text:span text:style-name="T5">e pode estar associado a uma ou mais matérias</text:span>.</text:p>
        </text:list-item>
        <text:list-item>
          <text:p text:style-name="P7">Os professores possuem nome, um CPF (Cadastro de Pessoa Física) único, uma data de nascimento e um endereço (rua, <text:span text:style-name="T5">CEP</text:span>, número, complemento e bairro). Um professor pode lecionar uma ou mais. <text:span text:style-name="T5">Um professor deve estar associado a um curso, e pode ser associado a uma ou mais matérias.</text:span></text:p>
        </text:list-item>
        <text:list-item>
          <text:p text:style-name="P8">As turmas da instituição são a forma de organização dos alunos. Cada turma possui um nome único <text:span text:style-name="T5">e um código de identificação único</text:span>. As turmas podem possuir vários alunos associados a elas, <text:span text:style-name="T5">e devem estar associadas a um curso.</text:span></text:p>
        </text:list-item>
        <text:list-item>
          <text:p text:style-name="P8"><text:span text:style-name="T5">As matérias possuem</text:span> um código <text:span text:style-name="T5">de identificação </text:span>único <text:span text:style-name="T5">e</text:span> <text:span text:style-name="T5">um nome único.</text:span> <text:span text:style-name="T5">Uma matéria precisa ter um professor associado a ela. As matérias podem ser associadas a muitos alunos, e deve ser associada a um professor.</text:span></text:p>
        </text:list-item>
        <text:list-item>
          <text:p text:style-name="P9">Os cursos possuem um nome único <text:span text:style-name="T7">e </text:span>um código de identificação único.</text:p>
        </text:list-item>
        <text:list-item>
          <text:p text:style-name="P9">Deseja-se controlar a frequência dos alunos em cada uma das matérias cursadas pelo mesmo, por isso se faz necessário que o banco possa armazenar dados <text:span text:style-name="T6">de frequência dos mesmos em suas respectivas matérias cursadas.</text:span></text:p>
        </text:list-item>
        <text:list-item>
          <text:p text:style-name="P10">Os alunos deverão possuir um cadastro de imagem armazenado no poder da instituição. Para realizar a frequência deverá ser utilizada ferramenta de reconhecimento facial para que não haja mais a necessidade de uma frequência manual e assim o professor ganhe tempo de aul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2T13:35:47.607000000</meta:creation-date>
    <dc:date>2019-08-22T14:29:29.715000000</dc:date>
    <meta:editing-duration>PT5M48S</meta:editing-duration>
    <meta:editing-cycles>2</meta:editing-cycles>
    <meta:generator>LibreOffice/5.4.1.2$Windows_X86_64 LibreOffice_project/ea7cb86e6eeb2bf3a5af73a8f7777ac570321527</meta:generator>
    <meta:document-statistic meta:table-count="0" meta:image-count="0" meta:object-count="0" meta:page-count="1" meta:paragraph-count="14" meta:word-count="356" meta:character-count="2132" meta:non-whitespace-character-count="1796"/>
  </office:meta>
</office:document-meta>
</file>